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080000031BEA18ECF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079cm" svg:height="12.386cm" svg:x="2.574cm" svg:y="2.778cm">
          <draw:image xlink:href="Pictures/10000201000004080000031BEA18ECF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05T11:38:02.262000000</dc:date>
    <meta:editing-duration>PT2M</meta:editing-duration>
    <meta:editing-cycles>1</meta:editing-cycles>
    <meta:document-statistic meta:object-count="1"/>
    <meta:generator>LibreOffice/4.3.5.2$Windows_x86 LibreOffice_project/3a87456aaa6a95c63eea1c1b3201acedf0751bd5</meta:generator>
  </office:meta>
</office:document-meta>
</file>